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5-09-0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5-07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5-04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5-01-1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4-10-30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4-08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4-05-23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4-01-1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3-10-0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3-08-24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3-05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3-03-17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2-1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2-08-31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2-05-20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2-02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1-11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1-08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1-03-0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2236" calcext:value-type="float">
            <text:p>11.03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7124" calcext:value-type="float">
            <text:p>10.5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7212" calcext:value-type="float">
            <text:p>9.6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5012" calcext:value-type="float">
            <text:p>11.1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7956" calcext:value-type="float">
            <text:p>11.0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0964" calcext:value-type="float">
            <text:p>10.76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5" calcext:value-type="float">
            <text:p>10.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308" calcext:value-type="float">
            <text:p>10.0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524" calcext:value-type="float">
            <text:p>9.5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164" calcext:value-type="float">
            <text:p>10.07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0284" calcext:value-type="float">
            <text:p>9.1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51" calcext:value-type="float">
            <text:p>10.3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454" calcext:value-type="float">
            <text:p>9.6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0364" calcext:value-type="float">
            <text:p>9.7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2868" calcext:value-type="float">
            <text:p>9.99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6124" calcext:value-type="float">
            <text:p>10.1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7356" calcext:value-type="float">
            <text:p>10.0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556" calcext:value-type="float">
            <text:p>9.7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876" calcext:value-type="float">
            <text:p>10.3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0172" calcext:value-type="float">
            <text:p>10.52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6084" calcext:value-type="float">
            <text:p>9.8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7316" calcext:value-type="float">
            <text:p>9.7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0508" calcext:value-type="float">
            <text:p>10.16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9508" calcext:value-type="float">
            <text:p>9.7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142" calcext:value-type="float">
            <text:p>11.3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506" calcext:value-type="float">
            <text:p>10.0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5684" calcext:value-type="float">
            <text:p>10.4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028" calcext:value-type="float">
            <text:p>8.9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402" calcext:value-type="float">
            <text:p>9.3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892" calcext:value-type="float">
            <text:p>9.4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90810545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50" meta:object-count="0"/>
    <meta:user-defined meta:name="AppVersion">3.0</meta:user-defined>
  </office:meta>
</office:document-meta>
</file>